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27a4f" officeooo:paragraph-rsid="00027a4f"/>
    </style:style>
    <style:style style:name="P2" style:family="paragraph" style:parent-style-name="Standard">
      <style:text-properties officeooo:rsid="00041aab" officeooo:paragraph-rsid="00041aab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027a4f" officeooo:paragraph-rsid="00027a4f" fo:background-color="#1e1e1e"/>
    </style:style>
    <style:style style:name="P5" style:family="paragraph" style:parent-style-name="Standard">
      <style:paragraph-properties style:line-height-at-least="0.503cm"/>
      <style:text-properties fo:color="#d4d4d4" fo:background-color="#1e1e1e"/>
    </style:style>
    <style:style style:name="P6" style:family="paragraph" style:parent-style-name="Standard">
      <style:paragraph-properties fo:break-before="page"/>
      <style:text-properties officeooo:rsid="00027a4f" officeooo:paragraph-rsid="00027a4f"/>
    </style:style>
    <style:style style:name="P7" style:family="paragraph" style:parent-style-name="Header">
      <style:text-properties officeooo:rsid="00027a4f" officeooo:paragraph-rsid="00027a4f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a65d"/>
      <style:paragraph-properties fo:text-align="center"/>
    </style:style>
    <style:style style:name="P10" style:family="paragraph">
      <loext:graphic-properties draw:fill="solid" draw:fill-color="#fff685"/>
      <style:paragraph-properties fo:text-align="center"/>
    </style:style>
    <style:style style:name="T1" style:family="text">
      <style:text-properties fo:color="#808080"/>
    </style:style>
    <style:style style:name="T2" style:family="text">
      <style:text-properties fo:color="#808080" style:font-name="Droid Sans Mono" fo:font-size="10.5pt" fo:font-weight="normal"/>
    </style:style>
    <style:style style:name="T3" style:family="text">
      <style:text-properties fo:color="#569cd6"/>
    </style:style>
    <style:style style:name="T4" style:family="text">
      <style:text-properties fo:color="#569cd6" style:font-name="Droid Sans Mono" fo:font-size="10.5pt" fo:font-weight="normal"/>
    </style:style>
    <style:style style:name="T5" style:family="text">
      <style:text-properties fo:color="#608b4e"/>
    </style:style>
    <style:style style:name="T6" style:family="text">
      <style:text-properties fo:color="#608b4e" style:font-name="Droid Sans Mono" fo:font-size="10.5pt" fo:font-weight="normal"/>
    </style:style>
    <style:style style:name="T7" style:family="text">
      <style:text-properties fo:color="#d7ba7d"/>
    </style:style>
    <style:style style:name="T8" style:family="text">
      <style:text-properties fo:color="#9cdcfe"/>
    </style:style>
    <style:style style:name="T9" style:family="text">
      <style:text-properties fo:color="#9cdcfe" style:font-name="Droid Sans Mono" fo:font-size="10.5pt" fo:font-weight="normal"/>
    </style:style>
    <style:style style:name="T10" style:family="text">
      <style:text-properties fo:color="#ce9178"/>
    </style:style>
    <style:style style:name="T11" style:family="text">
      <style:text-properties fo:color="#ce9178" style:font-name="Droid Sans Mono" fo:font-size="10.5pt" fo:font-weight="normal"/>
    </style:style>
    <style:style style:name="T12" style:family="text">
      <style:text-properties fo:color="#b5cea8"/>
    </style:style>
    <style:style style:name="T13" style:family="text">
      <style:text-properties fo:color="#b5cea8" style:font-name="Droid Sans Mono" fo:font-size="10.5pt" fo:font-weight="normal"/>
    </style:style>
    <style:style style:name="T14" style:family="text">
      <style:text-properties style:font-name="Droid Sans Mono" fo:font-size="10.5pt" fo:font-weight="normal"/>
    </style:style>
    <style:style style:name="T15" style:family="text">
      <style:text-properties fo:color="#dcdcaa" style:font-name="Droid Sans Mono" fo:font-size="10.5pt" fo:font-weight="normal"/>
    </style:style>
    <style:style style:name="gr1" style:family="graphic">
      <style:graphic-properties draw:fill="solid" draw:fill-color="#00a65d" draw:textarea-horizontal-align="justify" draw:textarea-vertical-align="middle" draw:auto-grow-height="false" fo:min-height="0.741cm" fo:min-width="1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741cm" fo:min-width="1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fff685" draw:textarea-horizontal-align="justify" draw:textarea-vertical-align="middle" draw:auto-grow-height="false" fo:min-height="0.741cm" fo:min-width="1.37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ce 1 :</text:p>
      <text:p text:style-name="P2"><draw:custom-shape text:anchor-type="paragraph" draw:z-index="0" draw:name="Forme1" draw:style-name="gr1" draw:text-style-name="P9" svg:width="1.377cm" svg:height="0.742cm" svg:x="4.082cm" svg:y="0.127cm"><text:p text:style-name="P8">HTML</text:p><draw:enhanced-geometry svg:viewBox="0 0 21600 21600" draw:type="rectangle" draw:enhanced-path="M 0 0 L 21600 0 21600 21600 0 21600 0 0 Z N"/></draw:custom-shape></text:p>
      <text:p text:style-name="P2"><draw:line text:anchor-type="paragraph" draw:z-index="7" draw:name="Forme2" draw:style-name="gr3" draw:text-style-name="P8" svg:x1="4.082cm" svg:y1="0.381cm" svg:x2="2.256cm" svg:y2="1.164cm"><text:p/></draw:line><draw:line text:anchor-type="paragraph" draw:z-index="30" draw:name="Forme16" draw:style-name="gr3" draw:text-style-name="P8" svg:x1="5.457cm" svg:y1="0.381cm" svg:x2="7.6cm" svg:y2="1.18cm"><text:p/></draw:line></text:p>
      <text:p text:style-name="Standard"/>
      <text:p text:style-name="Standard"><draw:custom-shape text:anchor-type="paragraph" draw:z-index="1" draw:name="Forme1" draw:style-name="gr2" draw:text-style-name="P8" svg:width="1.377cm" svg:height="0.742cm" svg:x="0.88cm" svg:y="0.191cm"><text:p text:style-name="P8">HEAD</text:p><draw:enhanced-geometry svg:viewBox="0 0 21600 21600" draw:type="rectangle" draw:enhanced-path="M 0 0 L 21600 0 21600 21600 0 21600 0 0 Z N"/></draw:custom-shape><draw:custom-shape text:anchor-type="paragraph" draw:z-index="2" draw:name="Forme1" draw:style-name="gr2" draw:text-style-name="P8" svg:width="1.377cm" svg:height="0.742cm" svg:x="7.019cm" svg:y="0.206cm"><text:p text:style-name="P8">BODY</text:p><draw:enhanced-geometry svg:viewBox="0 0 21600 21600" draw:type="rectangle" draw:enhanced-path="M 0 0 L 21600 0 21600 21600 0 21600 0 0 Z N"/></draw:custom-shape></text:p>
      <text:p text:style-name="Standard"><draw:line text:anchor-type="paragraph" draw:z-index="8" draw:name="Forme3" draw:style-name="gr3" draw:text-style-name="P8" svg:x1="1.515cm" svg:y1="0.445cm" svg:x2="1.541cm" svg:y2="1.154cm"><text:p/></draw:line><draw:line text:anchor-type="paragraph" draw:z-index="9" draw:name="Forme4" draw:style-name="gr3" draw:text-style-name="P8" svg:x1="7.283cm" svg:y1="0.46cm" svg:x2="6.622cm" svg:y2="1.01cm"><text:p/></draw:line><draw:line text:anchor-type="paragraph" draw:z-index="25" draw:name="Forme13" draw:style-name="gr3" draw:text-style-name="P8" svg:x1="8.394cm" svg:y1="0.243cm" svg:x2="10.087cm" svg:y2="0.926cm"><text:p/></draw:line></text:p>
      <text:p text:style-name="Standard"><draw:custom-shape text:anchor-type="paragraph" draw:z-index="12" draw:name="Forme1" draw:style-name="gr2" draw:text-style-name="P8" svg:width="1.377cm" svg:height="0.742cm" svg:x="9.664cm" svg:y="0.439cm"><text:p text:style-name="P8">UL</text:p><draw:enhanced-geometry svg:viewBox="0 0 21600 21600" draw:type="rectangle" draw:enhanced-path="M 0 0 L 21600 0 21600 21600 0 21600 0 0 Z N"/></draw:custom-shape></text:p>
      <text:p text:style-name="Standard"><draw:custom-shape text:anchor-type="paragraph" draw:z-index="3" draw:name="Forme1" draw:style-name="gr2" draw:text-style-name="P8" svg:width="1.377cm" svg:height="0.742cm" svg:x="0.854cm" svg:y="0.18cm"><text:p text:style-name="P8">TITLE</text:p><draw:enhanced-geometry svg:viewBox="0 0 21600 21600" draw:type="rectangle" draw:enhanced-path="M 0 0 L 21600 0 21600 21600 0 21600 0 0 Z N"/></draw:custom-shape><draw:custom-shape text:anchor-type="paragraph" draw:z-index="4" draw:name="Forme1" draw:style-name="gr2" draw:text-style-name="P8" svg:width="1.377cm" svg:height="0.742cm" svg:x="5.828cm" svg:y="0.037cm"><text:p text:style-name="P8">DIV</text:p><draw:enhanced-geometry svg:viewBox="0 0 21600 21600" draw:type="rectangle" draw:enhanced-path="M 0 0 L 21600 0 21600 21600 0 21600 0 0 Z N"/></draw:custom-shape></text:p>
      <text:p text:style-name="Standard"><draw:line text:anchor-type="paragraph" draw:z-index="10" draw:name="Forme5" draw:style-name="gr3" draw:text-style-name="P8" svg:x1="6.304cm" svg:y1="0.291cm" svg:x2="5.801cm" svg:y2="0.619cm"><text:p/></draw:line><draw:line text:anchor-type="paragraph" draw:z-index="11" draw:name="Forme6" draw:style-name="gr3" draw:text-style-name="P8" svg:x1="6.754cm" svg:y1="0.291cm" svg:x2="7.23cm" svg:y2="0.741cm"><text:p/></draw:line><draw:line text:anchor-type="paragraph" draw:z-index="16" draw:name="Forme7" draw:style-name="gr3" draw:text-style-name="P8" svg:x1="10.352cm" svg:y1="0.206cm" svg:x2="9.823cm" svg:y2="1.058cm"><text:p/></draw:line><draw:line text:anchor-type="paragraph" draw:z-index="29" draw:name="Forme15" draw:style-name="gr3" draw:text-style-name="P8" svg:x1="1.516cm" svg:y1="0.434cm" svg:x2="1.251cm" svg:y2="1.228cm"><text:p/></draw:line><draw:line text:anchor-type="paragraph" draw:z-index="23" draw:name="Forme11" draw:style-name="gr3" draw:text-style-name="P8" svg:x1="10.855cm" svg:y1="0.206cm" svg:x2="11.437cm" svg:y2="1.058cm"><text:p/></draw:line><draw:line text:anchor-type="paragraph" draw:z-index="22" draw:name="Forme10" draw:style-name="gr3" draw:text-style-name="P8" svg:x1="11.04cm" svg:y1="0.206cm" svg:x2="13.024cm" svg:y2="1.063cm"><text:p/></draw:line></text:p>
      <text:p text:style-name="Standard"><draw:custom-shape text:anchor-type="paragraph" draw:z-index="6" draw:name="Forme1" draw:style-name="gr2" draw:text-style-name="P8" svg:width="1.377cm" svg:height="0.742cm" svg:x="6.701cm" svg:y="0.143cm"><text:p text:style-name="P8">IMG</text:p><draw:enhanced-geometry svg:viewBox="0 0 21600 21600" draw:type="rectangle" draw:enhanced-path="M 0 0 L 21600 0 21600 21600 0 21600 0 0 Z N"/></draw:custom-shape><draw:custom-shape text:anchor-type="paragraph" draw:z-index="5" draw:name="Forme1" draw:style-name="gr2" draw:text-style-name="P8" svg:width="1.377cm" svg:height="0.742cm" svg:x="4.822cm" svg:y="0.132cm"><text:p text:style-name="P8">P</text:p><draw:enhanced-geometry svg:viewBox="0 0 21600 21600" draw:type="rectangle" draw:enhanced-path="M 0 0 L 21600 0 21600 21600 0 21600 0 0 Z N"/></draw:custom-shape></text:p>
      <text:p text:style-name="Standard"><draw:custom-shape text:anchor-type="paragraph" draw:z-index="13" draw:name="Forme1" draw:style-name="gr2" draw:text-style-name="P8" svg:width="1.377cm" svg:height="0.742cm" svg:x="8.632cm" svg:y="0.085cm"><text:p text:style-name="P8">LI</text:p><draw:enhanced-geometry svg:viewBox="0 0 21600 21600" draw:type="rectangle" draw:enhanced-path="M 0 0 L 21600 0 21600 21600 0 21600 0 0 Z N"/></draw:custom-shape><draw:line text:anchor-type="paragraph" draw:z-index="26" draw:name="Forme14" draw:style-name="gr3" draw:text-style-name="P8" svg:x1="5.272cm" svg:y1="0.386cm" svg:x2="5.193cm" svg:y2="1.063cm"><text:p/></draw:line><draw:custom-shape text:anchor-type="paragraph" draw:z-index="28" draw:name="Forme1" draw:style-name="gr4" draw:text-style-name="P10" svg:width="1.377cm" svg:height="0.742cm" svg:x="0.43cm" svg:y="0.254cm"><text:p text:style-name="P8">Page 1</text:p><draw:enhanced-geometry svg:viewBox="0 0 21600 21600" draw:type="rectangle" draw:enhanced-path="M 0 0 L 21600 0 21600 21600 0 21600 0 0 Z N"/></draw:custom-shape><draw:custom-shape text:anchor-type="paragraph" draw:z-index="15" draw:name="Forme1" draw:style-name="gr2" draw:text-style-name="P8" svg:width="1.377cm" svg:height="0.742cm" svg:x="10.405cm" svg:y="0.085cm"><text:p text:style-name="P8">LI</text:p><draw:enhanced-geometry svg:viewBox="0 0 21600 21600" draw:type="rectangle" draw:enhanced-path="M 0 0 L 21600 0 21600 21600 0 21600 0 0 Z N"/></draw:custom-shape><draw:custom-shape text:anchor-type="paragraph" draw:z-index="14" draw:name="Forme1" draw:style-name="gr2" draw:text-style-name="P8" svg:width="1.377cm" svg:height="0.742cm" svg:x="12.416cm" svg:y="0.09cm"><text:p text:style-name="P8">LI</text:p><draw:enhanced-geometry svg:viewBox="0 0 21600 21600" draw:type="rectangle" draw:enhanced-path="M 0 0 L 21600 0 21600 21600 0 21600 0 0 Z N"/></draw:custom-shape></text:p>
      <text:p text:style-name="Standard"><draw:line text:anchor-type="paragraph" draw:z-index="17" draw:name="Forme8" draw:style-name="gr3" draw:text-style-name="P8" svg:x1="9.453cm" svg:y1="0.339cm" svg:x2="9.188cm" svg:y2="0.821cm"><text:p/></draw:line><draw:line text:anchor-type="paragraph" draw:z-index="24" draw:name="Forme12" draw:style-name="gr3" draw:text-style-name="P8" svg:x1="10.881cm" svg:y1="0.339cm" svg:x2="10.881cm" svg:y2="0.799cm"><text:p/></draw:line><draw:line text:anchor-type="paragraph" draw:z-index="18" draw:name="Forme9" draw:style-name="gr3" draw:text-style-name="P8" svg:x1="13.104cm" svg:y1="0.344cm" svg:x2="13.104cm" svg:y2="0.857cm"><text:p/></draw:line></text:p>
      <text:p text:style-name="Standard"><draw:custom-shape text:anchor-type="paragraph" draw:z-index="27" draw:name="Forme1" draw:style-name="gr4" draw:text-style-name="P10" svg:width="1.377cm" svg:height="0.742cm" svg:x="4.531cm" svg:y="0.106cm"><text:p text:style-name="P8">text</text:p><draw:enhanced-geometry svg:viewBox="0 0 21600 21600" draw:type="rectangle" draw:enhanced-path="M 0 0 L 21600 0 21600 21600 0 21600 0 0 Z N"/></draw:custom-shape><draw:custom-shape text:anchor-type="paragraph" draw:z-index="19" draw:name="Forme1" draw:style-name="gr4" draw:text-style-name="P10" svg:width="1.377cm" svg:height="0.742cm" svg:x="8.58cm" svg:y="0.333cm"><text:p text:style-name="P8">text</text:p><draw:enhanced-geometry svg:viewBox="0 0 21600 21600" draw:type="rectangle" draw:enhanced-path="M 0 0 L 21600 0 21600 21600 0 21600 0 0 Z N"/></draw:custom-shape><draw:custom-shape text:anchor-type="paragraph" draw:z-index="21" draw:name="Forme1" draw:style-name="gr4" draw:text-style-name="P10" svg:width="1.377cm" svg:height="0.742cm" svg:x="10.432cm" svg:y="0.312cm"><text:p text:style-name="P8">text</text:p><draw:enhanced-geometry svg:viewBox="0 0 21600 21600" draw:type="rectangle" draw:enhanced-path="M 0 0 L 21600 0 21600 21600 0 21600 0 0 Z N"/></draw:custom-shape><draw:custom-shape text:anchor-type="paragraph" draw:z-index="20" draw:name="Forme1" draw:style-name="gr4" draw:text-style-name="P10" svg:width="1.377cm" svg:height="0.742cm" svg:x="12.442cm" svg:y="0.37cm"><text:p text:style-name="P8">text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Exercice 2 :</text:p>
      <text:p text:style-name="P1"/>
      <text:p text:style-name="P4"><text:span text:style-name="T1">&lt;!</text:span>DOCTYPE html<text:span text:style-name="T1">&gt;</text:span></text:p>
      <text:p text:style-name="P3"><text:span text:style-name="T1">&lt;</text:span><text:span text:style-name="T3">html</text:span><text:span text:style-name="T1">&gt;&lt;</text:span><text:span text:style-name="T3">head</text:span><text:span text:style-name="T1">&gt;</text:span> <text:span text:style-name="T1">&lt;</text:span><text:span text:style-name="T3">title</text:span><text:span text:style-name="T1">&gt;</text:span>jQuery Exemple 1<text:span text:style-name="T1">&lt;/</text:span><text:span text:style-name="T3">title</text:span><text:span text:style-name="T1">&gt;</text:span> <text:span text:style-name="T5">&lt;!-- debut de l'entete html (html5), avec definition du titre de la page --&gt;</text:span></text:p>
      <text:p text:style-name="P3"><text:span text:style-name="T1">&lt;</text:span><text:span text:style-name="T3">style</text:span><text:span text:style-name="T1">&gt;</text:span> </text:p>
      <text:p text:style-name="P3"><text:span text:style-name="T7">#change_me</text:span> {<text:span text:style-name="T8">position</text:span>: <text:span text:style-name="T10">absolute</text:span>; <text:span text:style-name="T8">top</text:span>: <text:span text:style-name="T12">200px</text:span>; <text:span text:style-name="T8">left</text:span>: <text:span text:style-name="T12">200px</text:span>; <text:span text:style-name="T8">font</text:span>: <text:span text:style-name="T12">24px</text:span> <text:span text:style-name="T10">arial</text:span>;} <text:span text:style-name="T5">/* definition de la position du texte a afficher selon une position absolue */</text:span></text:p>
      <text:p text:style-name="P3"><text:span text:style-name="T7">#move_up #move_down #color #disappear</text:span> {<text:span text:style-name="T8">padding</text:span>: <text:span text:style-name="T12">5px</text:span>;} <text:span text:style-name="T5">/* definition d'une marge a respecter apres un deplacement */</text:span></text:p>
      <text:p text:style-name="P3"><text:span text:style-name="T1">&lt;/</text:span><text:span text:style-name="T3">style</text:span><text:span text:style-name="T1">&gt;</text:span> </text:p>
      <text:p text:style-name="P3"><text:span text:style-name="T1">&lt;/</text:span><text:span text:style-name="T3">head</text:span><text:span text:style-name="T1">&gt;</text:span> </text:p>
      <text:p text:style-name="P3"><text:span text:style-name="T1">&lt;</text:span><text:span text:style-name="T3">body</text:span><text:span text:style-name="T1">&gt;</text:span> </text:p>
      <text:p text:style-name="P5">    <text:span text:style-name="T2">&lt;</text:span><text:span text:style-name="T4">button</text:span><text:span text:style-name="T14"> </text:span><text:span text:style-name="T9">id</text:span><text:span text:style-name="T14">=</text:span><text:span text:style-name="T11">"move_up"</text:span><text:span text:style-name="T2">&gt;</text:span><text:span text:style-name="T14">Monter</text:span><text:span text:style-name="T2">&lt;/</text:span><text:span text:style-name="T4">button</text:span><text:span text:style-name="T2">&gt;</text:span><text:span text:style-name="T14"> </text:span><text:span text:style-name="T6">&lt;!-- creation d'un bouton pour monter --&gt;</text:span></text:p>
      <text:p text:style-name="P5">    <text:span text:style-name="T2">&lt;</text:span><text:span text:style-name="T4">button</text:span><text:span text:style-name="T14"> </text:span><text:span text:style-name="T9">id</text:span><text:span text:style-name="T14">=</text:span><text:span text:style-name="T11">"move_down"</text:span><text:span text:style-name="T2">&gt;</text:span><text:span text:style-name="T14">Descendre</text:span><text:span text:style-name="T2">&lt;/</text:span><text:span text:style-name="T4">button</text:span><text:span text:style-name="T2">&gt;</text:span><text:span text:style-name="T14"> </text:span><text:span text:style-name="T6">&lt;!-- creation d'un bouton pour descendre --&gt;</text:span></text:p>
      <text:p text:style-name="P5">    <text:span text:style-name="T2">&lt;</text:span><text:span text:style-name="T4">button</text:span><text:span text:style-name="T14"> </text:span><text:span text:style-name="T9">id</text:span><text:span text:style-name="T14">=</text:span><text:span text:style-name="T11">"color"</text:span><text:span text:style-name="T2">&gt;</text:span><text:span text:style-name="T14">Colorer</text:span><text:span text:style-name="T2">&lt;/</text:span><text:span text:style-name="T4">button</text:span><text:span text:style-name="T2">&gt;</text:span><text:span text:style-name="T14"> </text:span><text:span text:style-name="T6">&lt;!-- creation d'un bouton pour colorer --&gt;</text:span></text:p>
      <text:p text:style-name="P5">    <text:span text:style-name="T2">&lt;</text:span><text:span text:style-name="T4">button</text:span><text:span text:style-name="T14"> </text:span><text:span text:style-name="T9">id</text:span><text:span text:style-name="T14">=</text:span><text:span text:style-name="T11">"disappear"</text:span><text:span text:style-name="T2">&gt;</text:span><text:span text:style-name="T14">Disparaître/Re-apparaître</text:span><text:span text:style-name="T2">&lt;/</text:span><text:span text:style-name="T4">button</text:span><text:span text:style-name="T2">&gt;</text:span><text:span text:style-name="T14"> </text:span><text:span text:style-name="T6">&lt;!-- creation d'un bouton pour faire disparaitre --&gt;</text:span></text:p>
      <text:p text:style-name="P5">    </text:p>
      <text:p text:style-name="P5">    <text:span text:style-name="T2">&lt;</text:span><text:span text:style-name="T4">div</text:span><text:span text:style-name="T14"> </text:span><text:span text:style-name="T9">id</text:span><text:span text:style-name="T14">=</text:span><text:span text:style-name="T11">"change_me"</text:span><text:span text:style-name="T2">&gt;</text:span><text:span text:style-name="T14">Coucou!</text:span><text:span text:style-name="T2">&lt;/</text:span><text:span text:style-name="T4">div</text:span><text:span text:style-name="T2">&gt;</text:span><text:span text:style-name="T14"> </text:span><text:span text:style-name="T6">&lt;!-- affichage su message de maniere brute --&gt;</text:span></text:p>
      <text:p text:style-name="P3"><text:span text:style-name="T1">&lt;</text:span><text:span text:style-name="T3">script</text:span> <text:span text:style-name="T8">src</text:span>=<text:span text:style-name="T10">"scripts/jquery.min.js"</text:span><text:span text:style-name="T1">&gt;&lt;/</text:span><text:span text:style-name="T3">script</text:span><text:span text:style-name="T1">&gt;</text:span> <text:span text:style-name="T5">&lt;!-- appel du script jquery.min.js permettant de creer un script qui nous permettra de faire l'affichage dynamique sans re-chargement de la page --&gt;</text:span></text:p>
      <text:p text:style-name="P3"><text:span text:style-name="T1">&lt;</text:span><text:span text:style-name="T3">script</text:span><text:span text:style-name="T1">&gt;</text:span> <text:span text:style-name="T5">/* script nous permettant de faire l affichage dynamique */</text:span></text:p>
      <text:p text:style-name="P5">    <text:span text:style-name="T15">$</text:span><text:span text:style-name="T14">(</text:span><text:span text:style-name="T9">document</text:span><text:span text:style-name="T14">).</text:span><text:span text:style-name="T15">ready</text:span><text:span text:style-name="T14">(</text:span><text:span text:style-name="T4">function</text:span><text:span text:style-name="T14">() {</text:span></text:p>
      <text:p text:style-name="P5">        <text:span text:style-name="T15">$</text:span><text:span text:style-name="T14">(</text:span><text:span text:style-name="T11">"#move_up"</text:span><text:span text:style-name="T14">).</text:span><text:span text:style-name="T15">click</text:span><text:span text:style-name="T14">( </text:span><text:span text:style-name="T4">function</text:span><text:span text:style-name="T14">() {</text:span></text:p>
      <text:p text:style-name="P5">                <text:span text:style-name="T15">$</text:span><text:span text:style-name="T14">(</text:span><text:span text:style-name="T11">"#change_me"</text:span><text:span text:style-name="T14">).</text:span><text:span text:style-name="T15">animate</text:span><text:span text:style-name="T14">({</text:span><text:span text:style-name="T9">top:</text:span><text:span text:style-name="T13">40</text:span><text:span text:style-name="T14">},</text:span><text:span text:style-name="T13">200</text:span><text:span text:style-name="T14">); </text:span></text:p>
      <text:p text:style-name="P5">        <text:span text:style-name="T14">});</text:span><text:span text:style-name="T6">//end move_up</text:span></text:p>
      <text:p text:style-name="P5">        <text:span text:style-name="T15">$</text:span><text:span text:style-name="T14">(</text:span><text:span text:style-name="T11">"#move_down"</text:span><text:span text:style-name="T14">).</text:span><text:span text:style-name="T15">click</text:span><text:span text:style-name="T14">( </text:span><text:span text:style-name="T4">function</text:span><text:span text:style-name="T14">() { </text:span></text:p>
      <text:p text:style-name="P5">                <text:span text:style-name="T15">$</text:span><text:span text:style-name="T14">(</text:span><text:span text:style-name="T11">"#change_me"</text:span><text:span text:style-name="T14">).</text:span><text:span text:style-name="T15">animate</text:span><text:span text:style-name="T14">({</text:span><text:span text:style-name="T9">top:</text:span><text:span text:style-name="T13">500</text:span><text:span text:style-name="T14">},</text:span><text:span text:style-name="T13">2000</text:span><text:span text:style-name="T14">); </text:span></text:p>
      <text:p text:style-name="P5">        <text:span text:style-name="T14">});</text:span><text:span text:style-name="T6">//end move_down</text:span></text:p>
      <text:p text:style-name="P5">        <text:span text:style-name="T15">$</text:span><text:span text:style-name="T14">(</text:span><text:span text:style-name="T11">"#color"</text:span><text:span text:style-name="T14">).</text:span><text:span text:style-name="T15">click</text:span><text:span text:style-name="T14">( </text:span><text:span text:style-name="T4">function</text:span><text:span text:style-name="T14">() {</text:span></text:p>
      <text:p text:style-name="P5">                <text:span text:style-name="T15">$</text:span><text:span text:style-name="T14">(</text:span><text:span text:style-name="T11">"#change_me"</text:span><text:span text:style-name="T14">).</text:span><text:span text:style-name="T15">css</text:span><text:span text:style-name="T14">(</text:span><text:span text:style-name="T11">"color"</text:span><text:span text:style-name="T14">, </text:span><text:span text:style-name="T11">"red"</text:span><text:span text:style-name="T14">);    </text:span></text:p>
      <text:p text:style-name="P5">        <text:span text:style-name="T14">});</text:span><text:span text:style-name="T6">//end color</text:span></text:p>
      <text:p text:style-name="P5">        <text:span text:style-name="T15">$</text:span><text:span text:style-name="T14">(</text:span><text:span text:style-name="T11">"#disappear"</text:span><text:span text:style-name="T14">).</text:span><text:span text:style-name="T15">click</text:span><text:span text:style-name="T14">( </text:span><text:span text:style-name="T4">function</text:span><text:span text:style-name="T14">() {</text:span></text:p>
      <text:p text:style-name="P5">                <text:span text:style-name="T15">$</text:span><text:span text:style-name="T14">(</text:span><text:span text:style-name="T11">"#change_me"</text:span><text:span text:style-name="T14">).</text:span><text:span text:style-name="T15">toggle</text:span><text:span text:style-name="T14">(</text:span><text:span text:style-name="T11">'slow'</text:span><text:span text:style-name="T14">); </text:span></text:p>
      <text:p text:style-name="P5">        <text:span text:style-name="T14">});</text:span><text:span text:style-name="T6">//end disappear</text:span></text:p>
      <text:p text:style-name="P5">    <text:span text:style-name="T14">});</text:span><text:span text:style-name="T6">//end doc ready</text:span></text:p>
      <text:p text:style-name="P3"><text:span text:style-name="T1">&lt;/</text:span><text:span text:style-name="T3">script</text:span><text:span text:style-name="T1">&gt;</text:span> </text:p>
      <text:p text:style-name="P3"><text:span text:style-name="T1">&lt;/</text:span><text:span text:style-name="T3">body</text:span><text:span text:style-name="T1">&gt;</text:span> </text:p>
      <text:p text:style-name="P3"><text:span text:style-name="T1">&lt;/</text:span><text:span text:style-name="T3">html</text:span><text:span text:style-name="T1">&gt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7a4f" officeooo:paragraph-rsid="00027a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R<text:tab/>Introduction<text:tab/>Roland Laszl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1:21:42.100490739</meta:creation-date>
    <dc:date>2018-01-26T11:56:26.894377379</dc:date>
    <meta:editing-duration>PT3M53S</meta:editing-duration>
    <meta:editing-cycles>3</meta:editing-cycles>
    <meta:generator>LibreOffice/6.0.0.2.0$Linux_X86_64 LibreOffice_project/00m0$Build-2</meta:generator>
    <meta:document-statistic meta:table-count="0" meta:image-count="0" meta:object-count="0" meta:page-count="2" meta:paragraph-count="36" meta:word-count="197" meta:character-count="1770" meta:non-whitespace-character-count="1441"/>
  </office:meta>
</office:document-meta>
</file>